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officeooo:paragraph-rsid="00344e49"/>
    </style:style>
    <style:style style:name="P3" style:family="paragraph" style:parent-style-name="Standard">
      <style:paragraph-properties fo:line-height="150%"/>
      <style:text-properties officeooo:rsid="0018a73d" officeooo:paragraph-rsid="001f55fa"/>
    </style:style>
    <style:style style:name="P4" style:family="paragraph" style:parent-style-name="Standard">
      <style:paragraph-properties fo:line-height="150%"/>
      <style:text-properties officeooo:rsid="001a8e58" officeooo:paragraph-rsid="001a8e58"/>
    </style:style>
    <style:style style:name="P5" style:family="paragraph" style:parent-style-name="Standard">
      <style:text-properties style:font-name="Liberation Serif" fo:font-size="12pt"/>
    </style:style>
    <style:style style:name="P6" style:family="paragraph" style:parent-style-name="Standard">
      <style:paragraph-properties fo:line-height="150%"/>
      <style:text-properties fo:font-weight="bold" officeooo:rsid="002357d8" officeooo:paragraph-rsid="002357d8" style:font-weight-asian="bold" style:font-weight-complex="bold"/>
    </style:style>
    <style:style style:name="P7" style:family="paragraph" style:parent-style-name="Standard">
      <style:paragraph-properties fo:line-height="150%"/>
      <style:text-properties fo:font-weight="bold" officeooo:rsid="0018a73d" officeooo:paragraph-rsid="0018a73d" style:font-weight-asian="bold" style:font-weight-complex="bold"/>
    </style:style>
    <style:style style:name="P8" style:family="paragraph" style:parent-style-name="Standard">
      <style:paragraph-properties fo:margin-left="0.4445in" fo:margin-right="0in" fo:margin-top="0in" fo:margin-bottom="0.0972in" loext:contextual-spacing="false" fo:line-height="120%" fo:text-indent="-0.4445in" style:auto-text-indent="false"/>
      <style:text-properties style:font-name="Liberation Serif" fo:font-size="12pt"/>
    </style:style>
    <style:style style:name="P9" style:family="paragraph" style:parent-style-name="Standard" style:master-page-name="Standard">
      <style:paragraph-properties fo:line-height="150%" style:page-number="auto"/>
      <style:text-properties fo:font-weight="bold" officeooo:rsid="0021fc7e" officeooo:paragraph-rsid="0021fc7e" style:font-weight-asian="bold" style:font-weight-complex="bold"/>
    </style:style>
    <style:style style:name="T1" style:family="text">
      <style:text-properties officeooo:rsid="0019515e"/>
    </style:style>
    <style:style style:name="T2" style:family="text">
      <style:text-properties officeooo:rsid="001a8e58"/>
    </style:style>
    <style:style style:name="T3" style:family="text">
      <style:text-properties style:text-position="0% 100%" officeooo:rsid="0019515e"/>
    </style:style>
    <style:style style:name="T4" style:family="text">
      <style:text-properties style:text-position="33% 58%" officeooo:rsid="0019515e"/>
    </style:style>
    <style:style style:name="T5" style:family="text">
      <style:text-properties style:text-position="33% 58%" officeooo:rsid="002e0458"/>
    </style:style>
    <style:style style:name="T6" style:family="text">
      <style:text-properties fo:font-style="italic" style:font-style-asian="italic"/>
    </style:style>
    <style:style style:name="T7" style:family="text">
      <style:text-properties fo:font-style="italic" officeooo:rsid="00344e49" style:font-style-asian="italic" style:font-style-complex="italic"/>
    </style:style>
    <style:style style:name="T8" style:family="text">
      <style:text-properties fo:font-weight="bold" style:font-weight-asian="bold"/>
    </style:style>
    <style:style style:name="T9" style:family="text">
      <style:text-properties officeooo:rsid="002ba8f8"/>
    </style:style>
    <style:style style:name="T10" style:family="text">
      <style:text-properties officeooo:rsid="002e0458"/>
    </style:style>
    <style:style style:name="T11" style:family="text">
      <style:text-properties officeooo:rsid="002f6224"/>
    </style:style>
    <style:style style:name="T12" style:family="text">
      <style:text-properties officeooo:rsid="002ff903"/>
    </style:style>
    <style:style style:name="T13" style:family="text">
      <style:text-properties officeooo:rsid="00308cd8"/>
    </style:style>
    <style:style style:name="T14" style:family="text">
      <style:text-properties officeooo:rsid="0032c0f7"/>
    </style:style>
    <style:style style:name="T15" style:family="text">
      <style:text-properties officeooo:rsid="00344e49"/>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CLIP data analysis</text:p>
      <text:p text:style-name="P3">The iCLIP data were processed <text:span text:style-name="T2">from raw reads to RBP binding sites </text:span>by the pipeline <text:span text:style-name="T2">as previously </text:span>described<text:span text:style-name="T1"> </text:span><text:reference-mark-start text:name="ADDIN CSL_CITATION {&quot;properties&quot;: {&quot;noteIndex&quot;: 0}, &quot;citationItems&quot;: [{&quot;uris&quot;: [&quot;http://www.mendeley.com/documents/?uuid=721e5e1b-b074-4de3-a56e-cf5719458674&quot;], &quot;itemData&quot;: {&quot;author&quot;: [{&quot;given&quot;: &quot;Anke&quot;, &quot;non-dropping-particle&quot;: &quot;&quot;, &quot;suffix&quot;: &quot;&quot;, &quot;parse-names&quot;: false, &quot;dropping-particle&quot;: &quot;&quot;, &quot;family&quot;: &quot;Busch&quot;}, {&quot;given&quot;: &quot;Mirko&quot;, &quot;non-dropping-particle&quot;: &quot;&quot;, &quot;suffix&quot;: &quot;&quot;, &quot;parse-names&quot;: false, &quot;dropping-particle&quot;: &quot;&quot;, &quot;family&quot;: &quot;Br&quot;}], &quot;title&quot;: &quot;iCLIP data analysis : A complete pipeline from sequencing reads to RBP binding sites&quot;, &quot;id&quot;: &quot;ITEM-1&quot;, &quot;type&quot;: &quot;article-journal&quot;, &quot;page&quot;: &quot;0-1&quot;, &quot;issued&quot;: {&quot;date-parts&quot;: [[&quot;0&quot;]]}}, &quot;id&quot;: &quot;ITEM-1&quot;}], &quot;mendeley&quot;: {&quot;previouslyFormattedCitation&quot;: &quot;&lt;sup&gt;1&lt;/sup&gt;&quot;, &quot;plainTextFormattedCitation&quot;: &quot;1&quot;, &quot;formattedCitation&quot;: &quot;&lt;sup&gt;1&lt;/sup&gt;&quot;}, &quot;schema&quot;: &quot;https://github.com/citation-style-language/schema/raw/master/csl-citation.json&quot;} RNDh4P1BiSY61"/><text:span text:style-name="T4">1</text:span><text:reference-mark-end text:name="ADDIN CSL_CITATION {&quot;properties&quot;: {&quot;noteIndex&quot;: 0}, &quot;citationItems&quot;: [{&quot;uris&quot;: [&quot;http://www.mendeley.com/documents/?uuid=721e5e1b-b074-4de3-a56e-cf5719458674&quot;], &quot;itemData&quot;: {&quot;author&quot;: [{&quot;given&quot;: &quot;Anke&quot;, &quot;non-dropping-particle&quot;: &quot;&quot;, &quot;suffix&quot;: &quot;&quot;, &quot;parse-names&quot;: false, &quot;dropping-particle&quot;: &quot;&quot;, &quot;family&quot;: &quot;Busch&quot;}, {&quot;given&quot;: &quot;Mirko&quot;, &quot;non-dropping-particle&quot;: &quot;&quot;, &quot;suffix&quot;: &quot;&quot;, &quot;parse-names&quot;: false, &quot;dropping-particle&quot;: &quot;&quot;, &quot;family&quot;: &quot;Br&quot;}], &quot;title&quot;: &quot;iCLIP data analysis : A complete pipeline from sequencing reads to RBP binding sites&quot;, &quot;id&quot;: &quot;ITEM-1&quot;, &quot;type&quot;: &quot;article-journal&quot;, &quot;page&quot;: &quot;0-1&quot;, &quot;issued&quot;: {&quot;date-parts&quot;: [[&quot;0&quot;]]}}, &quot;id&quot;: &quot;ITEM-1&quot;}], &quot;mendeley&quot;: {&quot;previouslyFormattedCitation&quot;: &quot;&lt;sup&gt;1&lt;/sup&gt;&quot;, &quot;plainTextFormattedCitation&quot;: &quot;1&quot;, &quot;formattedCitation&quot;: &quot;&lt;sup&gt;1&lt;/sup&gt;&quot;}, &quot;schema&quot;: &quot;https://github.com/citation-style-language/schema/raw/master/csl-citation.json&quot;} RNDh4P1BiSY61"/>. <text:s/><text:span text:style-name="T1">Briefly, the barcode regions in the reads are filtered by FASTX-Toolkit (http://hannonlab.cshl.edu/fastx_toolkit/). The demultiplexing and adapter trimming are performed by Flexbar </text:span><text:reference-mark-start text:name="ADDIN CSL_CITATION {&quot;properties&quot;: {&quot;noteIndex&quot;: 0}, &quot;citationItems&quot;: [{&quot;uris&quot;: [&quot;http://www.mendeley.com/documents/?uuid=096166da-9d78-45fe-8f6c-b2931d2e8b87&quot;], &quot;itemData&quot;: {&quot;title&quot;: &quot;Flexbar 3.0 - SIMD and multicore parallelization&quot;, &quot;id&quot;: &quot;ITEM-1&quot;, &quot;ISSN&quot;: &quot;14602059&quot;, &quot;author&quot;: [{&quot;given&quot;: &quot;Johannes T.&quot;, &quot;non-dropping-particle&quot;: &quot;&quot;, &quot;suffix&quot;: &quot;&quot;, &quot;parse-names&quot;: false, &quot;dropping-particle&quot;: &quot;&quot;, &quot;family&quot;: &quot;Roehr&quot;}, {&quot;given&quot;: &quot;Christoph&quot;, &quot;non-dropping-particle&quot;: &quot;&quot;, &quot;suffix&quot;: &quot;&quot;, &quot;parse-names&quot;: false, &quot;dropping-particle&quot;: &quot;&quot;, &quot;family&quot;: &quot;Dieterich&quot;}, {&quot;given&quot;: &quot;Knut&quot;, &quot;non-dropping-particle&quot;: &quot;&quot;, &quot;suffix&quot;: &quot;&quot;, &quot;parse-names&quot;: false, &quot;dropping-particle&quot;: &quot;&quot;, &quot;family&quot;: &quot;Reinert&quot;}], &quot;DOI&quot;: &quot;10.1093/bioinformatics/btx330&quot;, &quot;container-title&quot;: &quot;Bioinformatics&quot;, &quot;abstract&quot;: &quot;Motivation: High-throughput sequencing machines can process many samples in a single run. For Illumina systems, sequencing reads are barcoded with an additional DNA tag that is contained in the respective sequencing adapters. The recognition of barcode and adapter sequences is hence commonly needed for the analysis of next-generation sequencing data. Flexbar performs demultiplexing based on barcodes and adapter trimming for such data. The massive amounts of data generated on modern sequencing machines demand that this preprocessing is done as efficiently as possible. Results: We present Flexbar 3.0, the successor of the popular program Flexbar. It employs now twofold parallelism: multi-threading and additionally SIMD vectorization. Both types of parallelism are used to speed-up the computation of pair-wise sequence alignments, which are used for the detection of barcodes and adapters. Furthermore, new features were included to cover a wide range of applications. We evaluated the performance of Flexbar based on a simulated sequencing dataset. Our program outcompetes other tools in terms of speed and is among the best tools in the presented quality benchmark. Availability and implementation: https://github.com/seqan/flexbar.&quot;, &quot;issue&quot;: &quot;18&quot;, &quot;type&quot;: &quot;article-journal&quot;, &quot;page&quot;: &quot;2941-2942&quot;, &quot;volume&quot;: &quot;33&quot;, &quot;issued&quot;: {&quot;date-parts&quot;: [[&quot;2017&quot;]]}}, &quot;id&quot;: &quot;ITEM-1&quot;}], &quot;mendeley&quot;: {&quot;previouslyFormattedCitation&quot;: &quot;&lt;sup&gt;2&lt;/sup&gt;&quot;, &quot;plainTextFormattedCitation&quot;: &quot;2&quot;, &quot;formattedCitation&quot;: &quot;&lt;sup&gt;2&lt;/sup&gt;&quot;}, &quot;schema&quot;: &quot;https://github.com/citation-style-language/schema/raw/master/csl-citation.json&quot;} RND0GozNqkvic"/><text:span text:style-name="T4">2</text:span><text:reference-mark-end text:name="ADDIN CSL_CITATION {&quot;properties&quot;: {&quot;noteIndex&quot;: 0}, &quot;citationItems&quot;: [{&quot;uris&quot;: [&quot;http://www.mendeley.com/documents/?uuid=096166da-9d78-45fe-8f6c-b2931d2e8b87&quot;], &quot;itemData&quot;: {&quot;title&quot;: &quot;Flexbar 3.0 - SIMD and multicore parallelization&quot;, &quot;id&quot;: &quot;ITEM-1&quot;, &quot;ISSN&quot;: &quot;14602059&quot;, &quot;author&quot;: [{&quot;given&quot;: &quot;Johannes T.&quot;, &quot;non-dropping-particle&quot;: &quot;&quot;, &quot;suffix&quot;: &quot;&quot;, &quot;parse-names&quot;: false, &quot;dropping-particle&quot;: &quot;&quot;, &quot;family&quot;: &quot;Roehr&quot;}, {&quot;given&quot;: &quot;Christoph&quot;, &quot;non-dropping-particle&quot;: &quot;&quot;, &quot;suffix&quot;: &quot;&quot;, &quot;parse-names&quot;: false, &quot;dropping-particle&quot;: &quot;&quot;, &quot;family&quot;: &quot;Dieterich&quot;}, {&quot;given&quot;: &quot;Knut&quot;, &quot;non-dropping-particle&quot;: &quot;&quot;, &quot;suffix&quot;: &quot;&quot;, &quot;parse-names&quot;: false, &quot;dropping-particle&quot;: &quot;&quot;, &quot;family&quot;: &quot;Reinert&quot;}], &quot;DOI&quot;: &quot;10.1093/bioinformatics/btx330&quot;, &quot;container-title&quot;: &quot;Bioinformatics&quot;, &quot;abstract&quot;: &quot;Motivation: High-throughput sequencing machines can process many samples in a single run. For Illumina systems, sequencing reads are barcoded with an additional DNA tag that is contained in the respective sequencing adapters. The recognition of barcode and adapter sequences is hence commonly needed for the analysis of next-generation sequencing data. Flexbar performs demultiplexing based on barcodes and adapter trimming for such data. The massive amounts of data generated on modern sequencing machines demand that this preprocessing is done as efficiently as possible. Results: We present Flexbar 3.0, the successor of the popular program Flexbar. It employs now twofold parallelism: multi-threading and additionally SIMD vectorization. Both types of parallelism are used to speed-up the computation of pair-wise sequence alignments, which are used for the detection of barcodes and adapters. Furthermore, new features were included to cover a wide range of applications. We evaluated the performance of Flexbar based on a simulated sequencing dataset. Our program outcompetes other tools in terms of speed and is among the best tools in the presented quality benchmark. Availability and implementation: https://github.com/seqan/flexbar.&quot;, &quot;issue&quot;: &quot;18&quot;, &quot;type&quot;: &quot;article-journal&quot;, &quot;page&quot;: &quot;2941-2942&quot;, &quot;volume&quot;: &quot;33&quot;, &quot;issued&quot;: {&quot;date-parts&quot;: [[&quot;2017&quot;]]}}, &quot;id&quot;: &quot;ITEM-1&quot;}], &quot;mendeley&quot;: {&quot;previouslyFormattedCitation&quot;: &quot;&lt;sup&gt;2&lt;/sup&gt;&quot;, &quot;plainTextFormattedCitation&quot;: &quot;2&quot;, &quot;formattedCitation&quot;: &quot;&lt;sup&gt;2&lt;/sup&gt;&quot;}, &quot;schema&quot;: &quot;https://github.com/citation-style-language/schema/raw/master/csl-citation.json&quot;} RND0GozNqkvic"/><text:span text:style-name="T1">. Only trimmed reads with at least 15 nt are kept for further analysis. The individual FASTQ files for each sample are mapped to human reference genome (GRCh38) by STAR </text:span><text:reference-mark-start text:name="ADDIN CSL_CITATION {&quot;properties&quot;: {&quot;noteIndex&quot;: 0}, &quot;citationItems&quot;: [{&quot;uris&quot;: [&quot;http://www.mendeley.com/documents/?uuid=dad3d9c1-d4f1-4dde-b555-b0f79ec9542c&quot;], &quot;itemData&quot;: {&quot;id&quot;: &quot;ITEM-1&quot;, &quot;title&quot;: &quot;STAR: Ultrafast universal RNA-seq aligner&quot;, &quot;PMID&quot;: &quot;23104886&quot;, &quot;ISSN&quot;: &quot;13674803&quot;, &quot;author&quot;: [{&quot;given&quot;: &quot;Alexander&quot;, &quot;non-dropping-particle&quot;: &quot;&quot;, &quot;suffix&quot;: &quot;&quot;, &quot;parse-names&quot;: false, &quot;dropping-particle&quot;: &quot;&quot;, &quot;family&quot;: &quot;Dobin&quot;}, {&quot;given&quot;: &quot;Carrie A.&quot;, &quot;non-dropping-particle&quot;: &quot;&quot;, &quot;suffix&quot;: &quot;&quot;, &quot;parse-names&quot;: false, &quot;dropping-particle&quot;: &quot;&quot;, &quot;family&quot;: &quot;Davis&quot;}, {&quot;given&quot;: &quot;Felix&quot;, &quot;non-dropping-particle&quot;: &quot;&quot;, &quot;suffix&quot;: &quot;&quot;, &quot;parse-names&quot;: false, &quot;dropping-particle&quot;: &quot;&quot;, &quot;family&quot;: &quot;Schlesinger&quot;}, {&quot;given&quot;: &quot;Jorg&quot;, &quot;non-dropping-particle&quot;: &quot;&quot;, &quot;suffix&quot;: &quot;&quot;, &quot;parse-names&quot;: false, &quot;dropping-particle&quot;: &quot;&quot;, &quot;family&quot;: &quot;Drenkow&quot;}, {&quot;given&quot;: &quot;Chris&quot;, &quot;non-dropping-particle&quot;: &quot;&quot;, &quot;suffix&quot;: &quot;&quot;, &quot;parse-names&quot;: false, &quot;dropping-particle&quot;: &quot;&quot;, &quot;family&quot;: &quot;Zaleski&quot;}, {&quot;given&quot;: &quot;Sonali&quot;, &quot;non-dropping-particle&quot;: &quot;&quot;, &quot;suffix&quot;: &quot;&quot;, &quot;parse-names&quot;: false, &quot;dropping-particle&quot;: &quot;&quot;, &quot;family&quot;: &quot;Jha&quot;}, {&quot;given&quot;: &quot;Philippe&quot;, &quot;non-dropping-particle&quot;: &quot;&quot;, &quot;suffix&quot;: &quot;&quot;, &quot;parse-names&quot;: false, &quot;dropping-particle&quot;: &quot;&quot;, &quot;family&quot;: &quot;Batut&quot;}, {&quot;given&quot;: &quot;Mark&quot;, &quot;non-dropping-particle&quot;: &quot;&quot;, &quot;suffix&quot;: &quot;&quot;, &quot;parse-names&quot;: false, &quot;dropping-particle&quot;: &quot;&quot;, &quot;family&quot;: &quot;Chaisson&quot;}, {&quot;given&quot;: &quot;Thomas R.&quot;, &quot;non-dropping-particle&quot;: &quot;&quot;, &quot;suffix&quot;: &quot;&quot;, &quot;parse-names&quot;: false, &quot;dropping-particle&quot;: &quot;&quot;, &quot;family&quot;: &quot;Gingeras&quot;}], &quot;DOI&quot;: &quot;10.1093/bioinformatics/bts635&quot;, &quot;container-title&quot;: &quot;Bioinformatics&quot;, &quot;abstract&quot;: &quot;Motivation: Accurate alignment of high-throughput RNA-seq data is a challenging and yet unsolved problem because of the non-contiguous transcript structure, relatively short read lengths and constantly increasing throughput of the sequencing technologies. Currently available RNA-seq aligners suffer from high mapping error rates, low mapping speed, read length limitation and mapping biases.Results: To align our large (&gt;80 billon reads) ENCODE Transcriptome RNA-seq dataset, we developed the Spliced Transcripts Alignment to a Reference (STAR) software based on a previously undescribed RNA-seq alignment algorithm that uses sequential maximum mappable seed search in uncompressed suffix arrays followed by seed clustering and stitching procedure. STAR outperforms other aligners by a factor of &gt;50 in mapping speed, aligning to the human genome 550 million 2 \u00d7 76 bp paired-end reads per hour on a modest 12-core server, while at the same time improving alignment sensitivity and precision. In addition to unbiased de novo detection of canonical junctions, STAR can discover non-canonical splices and chimeric (fusion) transcripts, and is also capable of mapping full-length RNA sequences. Using Roche 454 sequencing of reverse transcription polymerase chain reaction amplicons, we experimentally validated 1960 novel intergenic splice junctions with an 80-90% success rate, corroborating the high precision of the STAR mapping strategy. \u00a9 The Author(s) 2012. Published by Oxford University Press.&quot;, &quot;issue&quot;: &quot;1&quot;, &quot;type&quot;: &quot;article-journal&quot;, &quot;page&quot;: &quot;15-21&quot;, &quot;volume&quot;: &quot;29&quot;, &quot;issued&quot;: {&quot;date-parts&quot;: [[&quot;2013&quot;]]}}, &quot;id&quot;: &quot;ITEM-1&quot;}], &quot;mendeley&quot;: {&quot;previouslyFormattedCitation&quot;: &quot;&lt;sup&gt;3&lt;/sup&gt;&quot;, &quot;plainTextFormattedCitation&quot;: &quot;3&quot;, &quot;formattedCitation&quot;: &quot;&lt;sup&gt;3&lt;/sup&gt;&quot;}, &quot;schema&quot;: &quot;https://github.com/citation-style-language/schema/raw/master/csl-citation.json&quot;} RNDVKDNzfaFsw"/><text:span text:style-name="T4">3</text:span><text:reference-mark-end text:name="ADDIN CSL_CITATION {&quot;properties&quot;: {&quot;noteIndex&quot;: 0}, &quot;citationItems&quot;: [{&quot;uris&quot;: [&quot;http://www.mendeley.com/documents/?uuid=dad3d9c1-d4f1-4dde-b555-b0f79ec9542c&quot;], &quot;itemData&quot;: {&quot;id&quot;: &quot;ITEM-1&quot;, &quot;title&quot;: &quot;STAR: Ultrafast universal RNA-seq aligner&quot;, &quot;PMID&quot;: &quot;23104886&quot;, &quot;ISSN&quot;: &quot;13674803&quot;, &quot;author&quot;: [{&quot;given&quot;: &quot;Alexander&quot;, &quot;non-dropping-particle&quot;: &quot;&quot;, &quot;suffix&quot;: &quot;&quot;, &quot;parse-names&quot;: false, &quot;dropping-particle&quot;: &quot;&quot;, &quot;family&quot;: &quot;Dobin&quot;}, {&quot;given&quot;: &quot;Carrie A.&quot;, &quot;non-dropping-particle&quot;: &quot;&quot;, &quot;suffix&quot;: &quot;&quot;, &quot;parse-names&quot;: false, &quot;dropping-particle&quot;: &quot;&quot;, &quot;family&quot;: &quot;Davis&quot;}, {&quot;given&quot;: &quot;Felix&quot;, &quot;non-dropping-particle&quot;: &quot;&quot;, &quot;suffix&quot;: &quot;&quot;, &quot;parse-names&quot;: false, &quot;dropping-particle&quot;: &quot;&quot;, &quot;family&quot;: &quot;Schlesinger&quot;}, {&quot;given&quot;: &quot;Jorg&quot;, &quot;non-dropping-particle&quot;: &quot;&quot;, &quot;suffix&quot;: &quot;&quot;, &quot;parse-names&quot;: false, &quot;dropping-particle&quot;: &quot;&quot;, &quot;family&quot;: &quot;Drenkow&quot;}, {&quot;given&quot;: &quot;Chris&quot;, &quot;non-dropping-particle&quot;: &quot;&quot;, &quot;suffix&quot;: &quot;&quot;, &quot;parse-names&quot;: false, &quot;dropping-particle&quot;: &quot;&quot;, &quot;family&quot;: &quot;Zaleski&quot;}, {&quot;given&quot;: &quot;Sonali&quot;, &quot;non-dropping-particle&quot;: &quot;&quot;, &quot;suffix&quot;: &quot;&quot;, &quot;parse-names&quot;: false, &quot;dropping-particle&quot;: &quot;&quot;, &quot;family&quot;: &quot;Jha&quot;}, {&quot;given&quot;: &quot;Philippe&quot;, &quot;non-dropping-particle&quot;: &quot;&quot;, &quot;suffix&quot;: &quot;&quot;, &quot;parse-names&quot;: false, &quot;dropping-particle&quot;: &quot;&quot;, &quot;family&quot;: &quot;Batut&quot;}, {&quot;given&quot;: &quot;Mark&quot;, &quot;non-dropping-particle&quot;: &quot;&quot;, &quot;suffix&quot;: &quot;&quot;, &quot;parse-names&quot;: false, &quot;dropping-particle&quot;: &quot;&quot;, &quot;family&quot;: &quot;Chaisson&quot;}, {&quot;given&quot;: &quot;Thomas R.&quot;, &quot;non-dropping-particle&quot;: &quot;&quot;, &quot;suffix&quot;: &quot;&quot;, &quot;parse-names&quot;: false, &quot;dropping-particle&quot;: &quot;&quot;, &quot;family&quot;: &quot;Gingeras&quot;}], &quot;DOI&quot;: &quot;10.1093/bioinformatics/bts635&quot;, &quot;container-title&quot;: &quot;Bioinformatics&quot;, &quot;abstract&quot;: &quot;Motivation: Accurate alignment of high-throughput RNA-seq data is a challenging and yet unsolved problem because of the non-contiguous transcript structure, relatively short read lengths and constantly increasing throughput of the sequencing technologies. Currently available RNA-seq aligners suffer from high mapping error rates, low mapping speed, read length limitation and mapping biases.Results: To align our large (&gt;80 billon reads) ENCODE Transcriptome RNA-seq dataset, we developed the Spliced Transcripts Alignment to a Reference (STAR) software based on a previously undescribed RNA-seq alignment algorithm that uses sequential maximum mappable seed search in uncompressed suffix arrays followed by seed clustering and stitching procedure. STAR outperforms other aligners by a factor of &gt;50 in mapping speed, aligning to the human genome 550 million 2 \u00d7 76 bp paired-end reads per hour on a modest 12-core server, while at the same time improving alignment sensitivity and precision. In addition to unbiased de novo detection of canonical junctions, STAR can discover non-canonical splices and chimeric (fusion) transcripts, and is also capable of mapping full-length RNA sequences. Using Roche 454 sequencing of reverse transcription polymerase chain reaction amplicons, we experimentally validated 1960 novel intergenic splice junctions with an 80-90% success rate, corroborating the high precision of the STAR mapping strategy. \u00a9 The Author(s) 2012. Published by Oxford University Press.&quot;, &quot;issue&quot;: &quot;1&quot;, &quot;type&quot;: &quot;article-journal&quot;, &quot;page&quot;: &quot;15-21&quot;, &quot;volume&quot;: &quot;29&quot;, &quot;issued&quot;: {&quot;date-parts&quot;: [[&quot;2013&quot;]]}}, &quot;id&quot;: &quot;ITEM-1&quot;}], &quot;mendeley&quot;: {&quot;previouslyFormattedCitation&quot;: &quot;&lt;sup&gt;3&lt;/sup&gt;&quot;, &quot;plainTextFormattedCitation&quot;: &quot;3&quot;, &quot;formattedCitation&quot;: &quot;&lt;sup&gt;3&lt;/sup&gt;&quot;}, &quot;schema&quot;: &quot;https://github.com/citation-style-language/schema/raw/master/csl-citation.json&quot;} RNDVKDNzfaFsw"/><text:span text:style-name="T1">⁠. The technical duplicates are removed using UMI-tools </text:span><text:reference-mark-start text:name="ADDIN CSL_CITATION {&quot;properties&quot;: {&quot;noteIndex&quot;: 0}, &quot;citationItems&quot;: [{&quot;uris&quot;: [&quot;http://www.mendeley.com/documents/?uuid=e2bd9520-f763-4c41-9a6d-2127cbe791b8&quot;], &quot;itemData&quot;: {&quot;id&quot;: &quot;ITEM-1&quot;, &quot;title&quot;: &quot;UMI-tools: Modeling sequencing errors in Unique Molecular Identifiers to improve quantification accuracy&quot;, &quot;PMID&quot;: &quot;28100584&quot;, &quot;ISSN&quot;: &quot;15495469&quot;, &quot;author&quot;: [{&quot;given&quot;: &quot;Tom&quot;, &quot;non-dropping-particle&quot;: &quot;&quot;, &quot;suffix&quot;: &quot;&quot;, &quot;parse-names&quot;: false, &quot;dropping-particle&quot;: &quot;&quot;, &quot;family&quot;: &quot;Smith&quot;}, {&quot;given&quot;: &quot;Andreas&quot;, &quot;non-dropping-particle&quot;: &quot;&quot;, &quot;suffix&quot;: &quot;&quot;, &quot;parse-names&quot;: false, &quot;dropping-particle&quot;: &quot;&quot;, &quot;family&quot;: &quot;Heger&quot;}, {&quot;given&quot;: &quot;Ian&quot;, &quot;non-dropping-particle&quot;: &quot;&quot;, &quot;suffix&quot;: &quot;&quot;, &quot;parse-names&quot;: false, &quot;dropping-particle&quot;: &quot;&quot;, &quot;family&quot;: &quot;Sudbery&quot;}], &quot;DOI&quot;: &quot;10.1101/gr.209601.116&quot;, &quot;container-title&quot;: &quot;Genome Research&quot;, &quot;abstract&quot;: &quot;Unique Molecular Identifiers (UMIs) are random oligonucleotide barcodes that are increasingly used in high-throughput sequencing experiments. Through a UMI, identical copies arising from distinct molecules can be distinguished from those arising through PCR amplification of the same molecule. However, bioinformatic methods to leverage the information from UMIs have yet to be formalized. In particular, sequencing errors in the UMI sequence are often ignored or else resolved in an ad hoc manner. We show that errors in the UMI sequence are common and introduce network-based methods to account for these errors when identifying PCR duplicates. Using these methods, we demonstrate improved quantification accuracy both under simulated conditions and real iCLIP and single-cell RNA-seq data sets. Reproducibility between iCLIP replicates and single-cell RNA-seq clustering are both improved using our proposed network-based method, demonstrating the value of properly accounting for errors in UMIs. These methods are implemented in the open source UMI-tools software package.&quot;, &quot;issue&quot;: &quot;3&quot;, &quot;type&quot;: &quot;article-journal&quot;, &quot;page&quot;: &quot;491-499&quot;, &quot;volume&quot;: &quot;27&quot;, &quot;issued&quot;: {&quot;date-parts&quot;: [[&quot;2017&quot;]]}}, &quot;id&quot;: &quot;ITEM-1&quot;}], &quot;mendeley&quot;: {&quot;previouslyFormattedCitation&quot;: &quot;&lt;sup&gt;4&lt;/sup&gt;&quot;, &quot;plainTextFormattedCitation&quot;: &quot;4&quot;, &quot;formattedCitation&quot;: &quot;&lt;sup&gt;4&lt;/sup&gt;&quot;}, &quot;schema&quot;: &quot;https://github.com/citation-style-language/schema/raw/master/csl-citation.json&quot;} RNDId3aK0GwcA"/><text:span text:style-name="T4">4</text:span><text:reference-mark-end text:name="ADDIN CSL_CITATION {&quot;properties&quot;: {&quot;noteIndex&quot;: 0}, &quot;citationItems&quot;: [{&quot;uris&quot;: [&quot;http://www.mendeley.com/documents/?uuid=e2bd9520-f763-4c41-9a6d-2127cbe791b8&quot;], &quot;itemData&quot;: {&quot;id&quot;: &quot;ITEM-1&quot;, &quot;title&quot;: &quot;UMI-tools: Modeling sequencing errors in Unique Molecular Identifiers to improve quantification accuracy&quot;, &quot;PMID&quot;: &quot;28100584&quot;, &quot;ISSN&quot;: &quot;15495469&quot;, &quot;author&quot;: [{&quot;given&quot;: &quot;Tom&quot;, &quot;non-dropping-particle&quot;: &quot;&quot;, &quot;suffix&quot;: &quot;&quot;, &quot;parse-names&quot;: false, &quot;dropping-particle&quot;: &quot;&quot;, &quot;family&quot;: &quot;Smith&quot;}, {&quot;given&quot;: &quot;Andreas&quot;, &quot;non-dropping-particle&quot;: &quot;&quot;, &quot;suffix&quot;: &quot;&quot;, &quot;parse-names&quot;: false, &quot;dropping-particle&quot;: &quot;&quot;, &quot;family&quot;: &quot;Heger&quot;}, {&quot;given&quot;: &quot;Ian&quot;, &quot;non-dropping-particle&quot;: &quot;&quot;, &quot;suffix&quot;: &quot;&quot;, &quot;parse-names&quot;: false, &quot;dropping-particle&quot;: &quot;&quot;, &quot;family&quot;: &quot;Sudbery&quot;}], &quot;DOI&quot;: &quot;10.1101/gr.209601.116&quot;, &quot;container-title&quot;: &quot;Genome Research&quot;, &quot;abstract&quot;: &quot;Unique Molecular Identifiers (UMIs) are random oligonucleotide barcodes that are increasingly used in high-throughput sequencing experiments. Through a UMI, identical copies arising from distinct molecules can be distinguished from those arising through PCR amplification of the same molecule. However, bioinformatic methods to leverage the information from UMIs have yet to be formalized. In particular, sequencing errors in the UMI sequence are often ignored or else resolved in an ad hoc manner. We show that errors in the UMI sequence are common and introduce network-based methods to account for these errors when identifying PCR duplicates. Using these methods, we demonstrate improved quantification accuracy both under simulated conditions and real iCLIP and single-cell RNA-seq data sets. Reproducibility between iCLIP replicates and single-cell RNA-seq clustering are both improved using our proposed network-based method, demonstrating the value of properly accounting for errors in UMIs. These methods are implemented in the open source UMI-tools software package.&quot;, &quot;issue&quot;: &quot;3&quot;, &quot;type&quot;: &quot;article-journal&quot;, &quot;page&quot;: &quot;491-499&quot;, &quot;volume&quot;: &quot;27&quot;, &quot;issued&quot;: {&quot;date-parts&quot;: [[&quot;2017&quot;]]}}, &quot;id&quot;: &quot;ITEM-1&quot;}], &quot;mendeley&quot;: {&quot;previouslyFormattedCitation&quot;: &quot;&lt;sup&gt;4&lt;/sup&gt;&quot;, &quot;plainTextFormattedCitation&quot;: &quot;4&quot;, &quot;formattedCitation&quot;: &quot;&lt;sup&gt;4&lt;/sup&gt;&quot;}, &quot;schema&quot;: &quot;https://github.com/citation-style-language/schema/raw/master/csl-citation.json&quot;} RNDId3aK0GwcA"/><text:span text:style-name="T4">⁠</text:span><text:span text:style-name="T1">. After deduplication, the crosslink events are transformed from the mapped reads by extracting the position upstream of the 5’end of the reads with BEDTools </text:span><text:reference-mark-start text:name="ADDIN CSL_CITATION {&quot;properties&quot;: {&quot;noteIndex&quot;: 0}, &quot;citationItems&quot;: [{&quot;uris&quot;: [&quot;http://www.mendeley.com/documents/?uuid=0a038306-fde0-4073-93bc-30234c9e6b4e&quot;], &quot;itemData&quot;: {&quot;number-of-pages&quot;: &quot;11.12.1-11.12.34&quot;, &quot;ISBN&quot;: &quot;0471250953&quot;, &quot;title&quot;: &quot;BEDTools: The Swiss-Army tool for genome feature analysis&quot;, &quot;id&quot;: &quot;ITEM-1&quot;, &quot;ISSN&quot;: &quot;1934340X&quot;, &quot;author&quot;: [{&quot;given&quot;: &quot;Aaron R.&quot;, &quot;non-dropping-particle&quot;: &quot;&quot;, &quot;suffix&quot;: &quot;&quot;, &quot;parse-names&quot;: false, &quot;dropping-particle&quot;: &quot;&quot;, &quot;family&quot;: &quot;Quinlan&quot;}], &quot;DOI&quot;: &quot;10.1002/0471250953.bi1112s47&quot;, &quot;container-title&quot;: &quot;Current Protocols in Bioinformatics&quot;, &quot;abstract&quot;: &quot;Technological advances have enabled the use of DNA sequencing as a flexible tool to characterize genetic variation and to measure the activity of diverse cellular phenomena such as gene isoform expression and transcription factor binding. Extracting biological insight from the experiments enabled by these advances demands the analysis of large, multi-dimensional datasets. This unit describes the use of the BEDTools toolkit for the exploration of high-throughput genomics datasets. Several protocols are presented for common genomic analyses, demonstrating how simple BEDTools operations may be combined to create bespoke pipelines addressing complex questions. Curr. Protoc. Bioinform. 47:11.12.1-11.12.34. \u00a9 2014 by John Wiley &amp; Sons, Inc.&quot;, &quot;type&quot;: &quot;book&quot;, &quot;volume&quot;: &quot;2014&quot;, &quot;issued&quot;: {&quot;date-parts&quot;: [[&quot;2014&quot;]]}}, &quot;id&quot;: &quot;ITEM-1&quot;}], &quot;mendeley&quot;: {&quot;previouslyFormattedCitation&quot;: &quot;&lt;sup&gt;5&lt;/sup&gt;&quot;, &quot;plainTextFormattedCitation&quot;: &quot;5&quot;, &quot;formattedCitation&quot;: &quot;&lt;sup&gt;5&lt;/sup&gt;&quot;}, &quot;schema&quot;: &quot;https://github.com/citation-style-language/schema/raw/master/csl-citation.json&quot;} RND23AEXi6ZqA"/><text:span text:style-name="T4">5</text:span><text:reference-mark-end text:name="ADDIN CSL_CITATION {&quot;properties&quot;: {&quot;noteIndex&quot;: 0}, &quot;citationItems&quot;: [{&quot;uris&quot;: [&quot;http://www.mendeley.com/documents/?uuid=0a038306-fde0-4073-93bc-30234c9e6b4e&quot;], &quot;itemData&quot;: {&quot;number-of-pages&quot;: &quot;11.12.1-11.12.34&quot;, &quot;ISBN&quot;: &quot;0471250953&quot;, &quot;title&quot;: &quot;BEDTools: The Swiss-Army tool for genome feature analysis&quot;, &quot;id&quot;: &quot;ITEM-1&quot;, &quot;ISSN&quot;: &quot;1934340X&quot;, &quot;author&quot;: [{&quot;given&quot;: &quot;Aaron R.&quot;, &quot;non-dropping-particle&quot;: &quot;&quot;, &quot;suffix&quot;: &quot;&quot;, &quot;parse-names&quot;: false, &quot;dropping-particle&quot;: &quot;&quot;, &quot;family&quot;: &quot;Quinlan&quot;}], &quot;DOI&quot;: &quot;10.1002/0471250953.bi1112s47&quot;, &quot;container-title&quot;: &quot;Current Protocols in Bioinformatics&quot;, &quot;abstract&quot;: &quot;Technological advances have enabled the use of DNA sequencing as a flexible tool to characterize genetic variation and to measure the activity of diverse cellular phenomena such as gene isoform expression and transcription factor binding. Extracting biological insight from the experiments enabled by these advances demands the analysis of large, multi-dimensional datasets. This unit describes the use of the BEDTools toolkit for the exploration of high-throughput genomics datasets. Several protocols are presented for common genomic analyses, demonstrating how simple BEDTools operations may be combined to create bespoke pipelines addressing complex questions. Curr. Protoc. Bioinform. 47:11.12.1-11.12.34. \u00a9 2014 by John Wiley &amp; Sons, Inc.&quot;, &quot;type&quot;: &quot;book&quot;, &quot;volume&quot;: &quot;2014&quot;, &quot;issued&quot;: {&quot;date-parts&quot;: [[&quot;2014&quot;]]}}, &quot;id&quot;: &quot;ITEM-1&quot;}], &quot;mendeley&quot;: {&quot;previouslyFormattedCitation&quot;: &quot;&lt;sup&gt;5&lt;/sup&gt;&quot;, &quot;plainTextFormattedCitation&quot;: &quot;5&quot;, &quot;formattedCitation&quot;: &quot;&lt;sup&gt;5&lt;/sup&gt;&quot;}, &quot;schema&quot;: &quot;https://github.com/citation-style-language/schema/raw/master/csl-citation.json&quot;} RND23AEXi6ZqA"/><text:span text:style-name="T1">⁠. The crosslink sites with significantly enriched crosslink events are identified by PureCLIP </text:span><text:reference-mark-start text:name="ADDIN CSL_CITATION {&quot;properties&quot;: {&quot;noteIndex&quot;: 0}, &quot;citationItems&quot;: [{&quot;uris&quot;: [&quot;http://www.mendeley.com/documents/?uuid=bc145049-ae25-4d7e-a3eb-bd0e0885c807&quot;], &quot;itemData&quot;: {&quot;title&quot;: &quot;PureCLIP: Capturing target-specific protein-RNA interaction footprints from single-nucleotide CLIP-seq data&quot;, &quot;id&quot;: &quot;ITEM-1&quot;, &quot;ISSN&quot;: &quot;1474760X&quot;, &quot;author&quot;: [{&quot;given&quot;: &quot;Sabrina&quot;, &quot;non-dropping-particle&quot;: &quot;&quot;, &quot;suffix&quot;: &quot;&quot;, &quot;parse-names&quot;: false, &quot;dropping-particle&quot;: &quot;&quot;, &quot;family&quot;: &quot;Krakau&quot;}, {&quot;given&quot;: &quot;Hugues&quot;, &quot;non-dropping-particle&quot;: &quot;&quot;, &quot;suffix&quot;: &quot;&quot;, &quot;parse-names&quot;: false, &quot;dropping-particle&quot;: &quot;&quot;, &quot;family&quot;: &quot;Richard&quot;}, {&quot;given&quot;: &quot;Annalisa&quot;, &quot;non-dropping-particle&quot;: &quot;&quot;, &quot;suffix&quot;: &quot;&quot;, &quot;parse-names&quot;: false, &quot;dropping-particle&quot;: &quot;&quot;, &quot;family&quot;: &quot;Marsico&quot;}], &quot;DOI&quot;: &quot;10.1186/s13059-017-1364-2&quot;, &quot;container-title&quot;: &quot;Genome Biology&quot;, &quot;abstract&quot;: &quot;The iCLIP and eCLIP techniques facilitate the detection of protein-RNA interaction sites at high resolution, based on diagnostic events at crosslink sites. However, previous methods do not explicitly model the specifics of iCLIP and eCLIP truncation patterns and possible biases. We developed PureCLIP (https://github.com/skrakau/PureCLIP ), a hidden Markov model based approach, which simultaneously performs peak-calling and individual crosslink site detection. It explicitly incorporates a non-specific background signal and, for the first time, non-specific sequence biases. On both simulated and real data, PureCLIP is more accurate in calling crosslink sites than other state-of-the-art methods and has a higher agreement across replicates.&quot;, &quot;publisher&quot;: &quot;Genome Biology&quot;, &quot;issue&quot;: &quot;1&quot;, &quot;type&quot;: &quot;article-journal&quot;, &quot;page&quot;: &quot;1-17&quot;, &quot;volume&quot;: &quot;18&quot;, &quot;issued&quot;: {&quot;date-parts&quot;: [[&quot;2017&quot;]]}}, &quot;id&quot;: &quot;ITEM-1&quot;}], &quot;mendeley&quot;: {&quot;previouslyFormattedCitation&quot;: &quot;&lt;sup&gt;6&lt;/sup&gt;&quot;, &quot;plainTextFormattedCitation&quot;: &quot;6&quot;, &quot;formattedCitation&quot;: &quot;&lt;sup&gt;6&lt;/sup&gt;&quot;}, &quot;schema&quot;: &quot;https://github.com/citation-style-language/schema/raw/master/csl-citation.json&quot;} RNDPCYn3N1tvY"/><text:span text:style-name="T4">6</text:span><text:reference-mark-end text:name="ADDIN CSL_CITATION {&quot;properties&quot;: {&quot;noteIndex&quot;: 0}, &quot;citationItems&quot;: [{&quot;uris&quot;: [&quot;http://www.mendeley.com/documents/?uuid=bc145049-ae25-4d7e-a3eb-bd0e0885c807&quot;], &quot;itemData&quot;: {&quot;title&quot;: &quot;PureCLIP: Capturing target-specific protein-RNA interaction footprints from single-nucleotide CLIP-seq data&quot;, &quot;id&quot;: &quot;ITEM-1&quot;, &quot;ISSN&quot;: &quot;1474760X&quot;, &quot;author&quot;: [{&quot;given&quot;: &quot;Sabrina&quot;, &quot;non-dropping-particle&quot;: &quot;&quot;, &quot;suffix&quot;: &quot;&quot;, &quot;parse-names&quot;: false, &quot;dropping-particle&quot;: &quot;&quot;, &quot;family&quot;: &quot;Krakau&quot;}, {&quot;given&quot;: &quot;Hugues&quot;, &quot;non-dropping-particle&quot;: &quot;&quot;, &quot;suffix&quot;: &quot;&quot;, &quot;parse-names&quot;: false, &quot;dropping-particle&quot;: &quot;&quot;, &quot;family&quot;: &quot;Richard&quot;}, {&quot;given&quot;: &quot;Annalisa&quot;, &quot;non-dropping-particle&quot;: &quot;&quot;, &quot;suffix&quot;: &quot;&quot;, &quot;parse-names&quot;: false, &quot;dropping-particle&quot;: &quot;&quot;, &quot;family&quot;: &quot;Marsico&quot;}], &quot;DOI&quot;: &quot;10.1186/s13059-017-1364-2&quot;, &quot;container-title&quot;: &quot;Genome Biology&quot;, &quot;abstract&quot;: &quot;The iCLIP and eCLIP techniques facilitate the detection of protein-RNA interaction sites at high resolution, based on diagnostic events at crosslink sites. However, previous methods do not explicitly model the specifics of iCLIP and eCLIP truncation patterns and possible biases. We developed PureCLIP (https://github.com/skrakau/PureCLIP ), a hidden Markov model based approach, which simultaneously performs peak-calling and individual crosslink site detection. It explicitly incorporates a non-specific background signal and, for the first time, non-specific sequence biases. On both simulated and real data, PureCLIP is more accurate in calling crosslink sites than other state-of-the-art methods and has a higher agreement across replicates.&quot;, &quot;publisher&quot;: &quot;Genome Biology&quot;, &quot;issue&quot;: &quot;1&quot;, &quot;type&quot;: &quot;article-journal&quot;, &quot;page&quot;: &quot;1-17&quot;, &quot;volume&quot;: &quot;18&quot;, &quot;issued&quot;: {&quot;date-parts&quot;: [[&quot;2017&quot;]]}}, &quot;id&quot;: &quot;ITEM-1&quot;}], &quot;mendeley&quot;: {&quot;previouslyFormattedCitation&quot;: &quot;&lt;sup&gt;6&lt;/sup&gt;&quot;, &quot;plainTextFormattedCitation&quot;: &quot;6&quot;, &quot;formattedCitation&quot;: &quot;&lt;sup&gt;6&lt;/sup&gt;&quot;}, &quot;schema&quot;: &quot;https://github.com/citation-style-language/schema/raw/master/csl-citation.json&quot;} RNDPCYn3N1tvY"/><text:span text:style-name="T1">⁠ and post-processed by the steps as previously described </text:span><text:reference-mark-start text:name="ADDIN CSL_CITATION {&quot;properties&quot;: {&quot;noteIndex&quot;: 0}, &quot;citationItems&quot;: [{&quot;uris&quot;: [&quot;http://www.mendeley.com/documents/?uuid=721e5e1b-b074-4de3-a56e-cf5719458674&quot;], &quot;itemData&quot;: {&quot;author&quot;: [{&quot;given&quot;: &quot;Anke&quot;, &quot;non-dropping-particle&quot;: &quot;&quot;, &quot;suffix&quot;: &quot;&quot;, &quot;parse-names&quot;: false, &quot;dropping-particle&quot;: &quot;&quot;, &quot;family&quot;: &quot;Busch&quot;}, {&quot;given&quot;: &quot;Mirko&quot;, &quot;non-dropping-particle&quot;: &quot;&quot;, &quot;suffix&quot;: &quot;&quot;, &quot;parse-names&quot;: false, &quot;dropping-particle&quot;: &quot;&quot;, &quot;family&quot;: &quot;Br&quot;}], &quot;title&quot;: &quot;iCLIP data analysis : A complete pipeline from sequencing reads to RBP binding sites&quot;, &quot;id&quot;: &quot;ITEM-1&quot;, &quot;type&quot;: &quot;article-journal&quot;, &quot;page&quot;: &quot;0-1&quot;, &quot;issued&quot;: {&quot;date-parts&quot;: [[&quot;0&quot;]]}}, &quot;id&quot;: &quot;ITEM-1&quot;}], &quot;mendeley&quot;: {&quot;previouslyFormattedCitation&quot;: &quot;&lt;sup&gt;1&lt;/sup&gt;&quot;, &quot;plainTextFormattedCitation&quot;: &quot;1&quot;, &quot;formattedCitation&quot;: &quot;&lt;sup&gt;1&lt;/sup&gt;&quot;}, &quot;schema&quot;: &quot;https://github.com/citation-style-language/schema/raw/master/csl-citation.json&quot;} RND8cnvtCbcwN"/><text:span text:style-name="T4">1</text:span><text:reference-mark-end text:name="ADDIN CSL_CITATION {&quot;properties&quot;: {&quot;noteIndex&quot;: 0}, &quot;citationItems&quot;: [{&quot;uris&quot;: [&quot;http://www.mendeley.com/documents/?uuid=721e5e1b-b074-4de3-a56e-cf5719458674&quot;], &quot;itemData&quot;: {&quot;author&quot;: [{&quot;given&quot;: &quot;Anke&quot;, &quot;non-dropping-particle&quot;: &quot;&quot;, &quot;suffix&quot;: &quot;&quot;, &quot;parse-names&quot;: false, &quot;dropping-particle&quot;: &quot;&quot;, &quot;family&quot;: &quot;Busch&quot;}, {&quot;given&quot;: &quot;Mirko&quot;, &quot;non-dropping-particle&quot;: &quot;&quot;, &quot;suffix&quot;: &quot;&quot;, &quot;parse-names&quot;: false, &quot;dropping-particle&quot;: &quot;&quot;, &quot;family&quot;: &quot;Br&quot;}], &quot;title&quot;: &quot;iCLIP data analysis : A complete pipeline from sequencing reads to RBP binding sites&quot;, &quot;id&quot;: &quot;ITEM-1&quot;, &quot;type&quot;: &quot;article-journal&quot;, &quot;page&quot;: &quot;0-1&quot;, &quot;issued&quot;: {&quot;date-parts&quot;: [[&quot;0&quot;]]}}, &quot;id&quot;: &quot;ITEM-1&quot;}], &quot;mendeley&quot;: {&quot;previouslyFormattedCitation&quot;: &quot;&lt;sup&gt;1&lt;/sup&gt;&quot;, &quot;plainTextFormattedCitation&quot;: &quot;1&quot;, &quot;formattedCitation&quot;: &quot;&lt;sup&gt;1&lt;/sup&gt;&quot;}, &quot;schema&quot;: &quot;https://github.com/citation-style-language/schema/raw/master/csl-citation.json&quot;} RND8cnvtCbcwN"/><text:span text:style-name="T1">⁠.</text:span></text:p>
      <text:p text:style-name="P4"/>
      <text:p text:style-name="P6">RNAmap</text:p>
      <text:p text:style-name="P2">The c<text:span text:style-name="T9">rosslink events located within only one annotated gene </text:span>were normalized by the total <text:span text:style-name="T10">count of <text:s/>the respective gene and the gene length </text:span><text:reference-mark-start text:name="ADDIN CSL_CITATION {&quot;properties&quot;: {&quot;noteIndex&quot;: 0}, &quot;citationItems&quot;: [{&quot;uris&quot;: [&quot;http://www.mendeley.com/documents/?uuid=e221a446-a673-41b9-8929-504df17c186f&quot;], &quot;itemData&quot;: {&quot;id&quot;: &quot;ITEM-1&quot;, &quot;ISBN&quot;: &quot;1097-4172 (Electronic)\\r0092-8674 (Linking)&quot;, &quot;title&quot;: &quot;Direct competition between hnRNP C and U2AF65 protects the transcriptome from the exonization of Alu elements&quot;, &quot;PMID&quot;: &quot;23374342&quot;, &quot;ISSN&quot;: &quot;00928674&quot;, &quot;author&quot;: [{&quot;given&quot;: &quot;Kathi&quot;, &quot;non-dropping-particle&quot;: &quot;&quot;, &quot;suffix&quot;: &quot;&quot;, &quot;parse-names&quot;: false, &quot;dropping-particle&quot;: &quot;&quot;, &quot;family&quot;: &quot;Zarnack&quot;}, {&quot;given&quot;: &quot;Julian&quot;, &quot;non-dropping-particle&quot;: &quot;&quot;, &quot;suffix&quot;: &quot;&quot;, &quot;parse-names&quot;: false, &quot;dropping-particle&quot;: &quot;&quot;, &quot;family&quot;: &quot;K\u00f6nig&quot;}, {&quot;given&quot;: &quot;Mojca&quot;, &quot;non-dropping-particle&quot;: &quot;&quot;, &quot;suffix&quot;: &quot;&quot;, &quot;parse-names&quot;: false, &quot;dropping-particle&quot;: &quot;&quot;, &quot;family&quot;: &quot;Tajnik&quot;}, {&quot;given&quot;: &quot;I\u00f1igo&quot;, &quot;non-dropping-particle&quot;: &quot;&quot;, &quot;suffix&quot;: &quot;&quot;, &quot;parse-names&quot;: false, &quot;dropping-particle&quot;: &quot;&quot;, &quot;family&quot;: &quot;Martincorena&quot;}, {&quot;given&quot;: &quot;Sebastian&quot;, &quot;non-dropping-particle&quot;: &quot;&quot;, &quot;suffix&quot;: &quot;&quot;, &quot;parse-names&quot;: false, &quot;dropping-particle&quot;: &quot;&quot;, &quot;family&quot;: &quot;Eustermann&quot;}, {&quot;given&quot;: &quot;Isabelle&quot;, &quot;non-dropping-particle&quot;: &quot;&quot;, &quot;suffix&quot;: &quot;&quot;, &quot;parse-names&quot;: false, &quot;dropping-particle&quot;: &quot;&quot;, &quot;family&quot;: &quot;St\u00e9vant&quot;}, {&quot;given&quot;: &quot;Alejandro&quot;, &quot;non-dropping-particle&quot;: &quot;&quot;, &quot;suffix&quot;: &quot;&quot;, &quot;parse-names&quot;: false, &quot;dropping-particle&quot;: &quot;&quot;, &quot;family&quot;: &quot;Reyes&quot;}, {&quot;given&quot;: &quot;Simon&quot;, &quot;non-dropping-particle&quot;: &quot;&quot;, &quot;suffix&quot;: &quot;&quot;, &quot;parse-names&quot;: false, &quot;dropping-particle&quot;: &quot;&quot;, &quot;family&quot;: &quot;Anders&quot;}, {&quot;given&quot;: &quot;Nicholas M.&quot;, &quot;non-dropping-particle&quot;: &quot;&quot;, &quot;suffix&quot;: &quot;&quot;, &quot;parse-names&quot;: false, &quot;dropping-particle&quot;: &quot;&quot;, &quot;family&quot;: &quot;Luscombe&quot;}, {&quot;given&quot;: &quot;Jernej&quot;, &quot;non-dropping-particle&quot;: &quot;&quot;, &quot;suffix&quot;: &quot;&quot;, &quot;parse-names&quot;: false, &quot;dropping-particle&quot;: &quot;&quot;, &quot;family&quot;: &quot;Ule&quot;}], &quot;DOI&quot;: &quot;10.1016/j.cell.2012.12.023&quot;, &quot;container-title&quot;: &quot;Cell&quot;, &quot;abstract&quot;: &quot;There are \u223c650,000 Alu elements in transcribed regions of the human genome. These elements contain cryptic splice sites, so they are in constant danger of aberrant incorporation into mature transcripts. Despite posing a major threat to transcriptome integrity, little is known about the molecular mechanisms preventing their inclusion. Here, we present a mechanism for protecting the human transcriptome from the aberrant exonization of transposable elements. Quantitative iCLIP data show that the RNA-binding protein hnRNP C competes with the splicing factor U2AF65 at many genuine and cryptic splice sites. Loss of hnRNP C leads to formation of previously suppressed Alu exons, which severely disrupt transcript function. Minigene experiments explain disease-associated mutations in Alu elements that hamper hnRNP C binding. Thus, by preventing U2AF65 binding to Alu elements, hnRNP C plays a critical role as a genome-wide sentinel protecting the transcriptome. The findings have important implications for human evolution and disease. \u00a9 2013 Elsevier Inc.&quot;, &quot;issue&quot;: &quot;3&quot;, &quot;type&quot;: &quot;article-journal&quot;, &quot;page&quot;: &quot;453-466&quot;, &quot;volume&quot;: &quot;152&quot;, &quot;issued&quot;: {&quot;date-parts&quot;: [[&quot;2013&quot;]]}}, &quot;id&quot;: &quot;ITEM-1&quot;}], &quot;mendeley&quot;: {&quot;plainTextFormattedCitation&quot;: &quot;7&quot;, &quot;formattedCitation&quot;: &quot;&lt;sup&gt;7&lt;/sup&gt;&quot;}, &quot;schema&quot;: &quot;https://github.com/citation-style-language/schema/raw/master/csl-citation.json&quot;} RNDgVJ4gl1OUj"/><text:span text:style-name="T5">7</text:span><text:reference-mark-end text:name="ADDIN CSL_CITATION {&quot;properties&quot;: {&quot;noteIndex&quot;: 0}, &quot;citationItems&quot;: [{&quot;uris&quot;: [&quot;http://www.mendeley.com/documents/?uuid=e221a446-a673-41b9-8929-504df17c186f&quot;], &quot;itemData&quot;: {&quot;id&quot;: &quot;ITEM-1&quot;, &quot;ISBN&quot;: &quot;1097-4172 (Electronic)\\r0092-8674 (Linking)&quot;, &quot;title&quot;: &quot;Direct competition between hnRNP C and U2AF65 protects the transcriptome from the exonization of Alu elements&quot;, &quot;PMID&quot;: &quot;23374342&quot;, &quot;ISSN&quot;: &quot;00928674&quot;, &quot;author&quot;: [{&quot;given&quot;: &quot;Kathi&quot;, &quot;non-dropping-particle&quot;: &quot;&quot;, &quot;suffix&quot;: &quot;&quot;, &quot;parse-names&quot;: false, &quot;dropping-particle&quot;: &quot;&quot;, &quot;family&quot;: &quot;Zarnack&quot;}, {&quot;given&quot;: &quot;Julian&quot;, &quot;non-dropping-particle&quot;: &quot;&quot;, &quot;suffix&quot;: &quot;&quot;, &quot;parse-names&quot;: false, &quot;dropping-particle&quot;: &quot;&quot;, &quot;family&quot;: &quot;K\u00f6nig&quot;}, {&quot;given&quot;: &quot;Mojca&quot;, &quot;non-dropping-particle&quot;: &quot;&quot;, &quot;suffix&quot;: &quot;&quot;, &quot;parse-names&quot;: false, &quot;dropping-particle&quot;: &quot;&quot;, &quot;family&quot;: &quot;Tajnik&quot;}, {&quot;given&quot;: &quot;I\u00f1igo&quot;, &quot;non-dropping-particle&quot;: &quot;&quot;, &quot;suffix&quot;: &quot;&quot;, &quot;parse-names&quot;: false, &quot;dropping-particle&quot;: &quot;&quot;, &quot;family&quot;: &quot;Martincorena&quot;}, {&quot;given&quot;: &quot;Sebastian&quot;, &quot;non-dropping-particle&quot;: &quot;&quot;, &quot;suffix&quot;: &quot;&quot;, &quot;parse-names&quot;: false, &quot;dropping-particle&quot;: &quot;&quot;, &quot;family&quot;: &quot;Eustermann&quot;}, {&quot;given&quot;: &quot;Isabelle&quot;, &quot;non-dropping-particle&quot;: &quot;&quot;, &quot;suffix&quot;: &quot;&quot;, &quot;parse-names&quot;: false, &quot;dropping-particle&quot;: &quot;&quot;, &quot;family&quot;: &quot;St\u00e9vant&quot;}, {&quot;given&quot;: &quot;Alejandro&quot;, &quot;non-dropping-particle&quot;: &quot;&quot;, &quot;suffix&quot;: &quot;&quot;, &quot;parse-names&quot;: false, &quot;dropping-particle&quot;: &quot;&quot;, &quot;family&quot;: &quot;Reyes&quot;}, {&quot;given&quot;: &quot;Simon&quot;, &quot;non-dropping-particle&quot;: &quot;&quot;, &quot;suffix&quot;: &quot;&quot;, &quot;parse-names&quot;: false, &quot;dropping-particle&quot;: &quot;&quot;, &quot;family&quot;: &quot;Anders&quot;}, {&quot;given&quot;: &quot;Nicholas M.&quot;, &quot;non-dropping-particle&quot;: &quot;&quot;, &quot;suffix&quot;: &quot;&quot;, &quot;parse-names&quot;: false, &quot;dropping-particle&quot;: &quot;&quot;, &quot;family&quot;: &quot;Luscombe&quot;}, {&quot;given&quot;: &quot;Jernej&quot;, &quot;non-dropping-particle&quot;: &quot;&quot;, &quot;suffix&quot;: &quot;&quot;, &quot;parse-names&quot;: false, &quot;dropping-particle&quot;: &quot;&quot;, &quot;family&quot;: &quot;Ule&quot;}], &quot;DOI&quot;: &quot;10.1016/j.cell.2012.12.023&quot;, &quot;container-title&quot;: &quot;Cell&quot;, &quot;abstract&quot;: &quot;There are \u223c650,000 Alu elements in transcribed regions of the human genome. These elements contain cryptic splice sites, so they are in constant danger of aberrant incorporation into mature transcripts. Despite posing a major threat to transcriptome integrity, little is known about the molecular mechanisms preventing their inclusion. Here, we present a mechanism for protecting the human transcriptome from the aberrant exonization of transposable elements. Quantitative iCLIP data show that the RNA-binding protein hnRNP C competes with the splicing factor U2AF65 at many genuine and cryptic splice sites. Loss of hnRNP C leads to formation of previously suppressed Alu exons, which severely disrupt transcript function. Minigene experiments explain disease-associated mutations in Alu elements that hamper hnRNP C binding. Thus, by preventing U2AF65 binding to Alu elements, hnRNP C plays a critical role as a genome-wide sentinel protecting the transcriptome. The findings have important implications for human evolution and disease. \u00a9 2013 Elsevier Inc.&quot;, &quot;issue&quot;: &quot;3&quot;, &quot;type&quot;: &quot;article-journal&quot;, &quot;page&quot;: &quot;453-466&quot;, &quot;volume&quot;: &quot;152&quot;, &quot;issued&quot;: {&quot;date-parts&quot;: [[&quot;2013&quot;]]}}, &quot;id&quot;: &quot;ITEM-1&quot;}], &quot;mendeley&quot;: {&quot;plainTextFormattedCitation&quot;: &quot;7&quot;, &quot;formattedCitation&quot;: &quot;&lt;sup&gt;7&lt;/sup&gt;&quot;}, &quot;schema&quot;: &quot;https://github.com/citation-style-language/schema/raw/master/csl-citation.json&quot;} RNDgVJ4gl1OUj"/><text:span text:style-name="T10">⁠. </text:span><text:s/>The <text:span text:style-name="T11">total number of normalized crosslink events relative to </text:span>the 3’ splicing site (3SS) and 5’ splicing site (5SS) of the enhanced and silenced SE events were shown in the <text:span text:style-name="T12">RNAmap</text:span>. We used a <text:span text:style-name="T14">3</text:span>0 <text:span text:style-name="T12">nt</text:span> sliding window with 1 <text:span text:style-name="T13">nt</text:span> step to detect the regions in which <text:span text:style-name="T13">crosslink events</text:span> were significantly different between WT and KO samples. In each step, we performed t-test with the <text:span text:style-name="T13">number of crosslink events of</text:span> two sample<text:span text:style-name="T13">s</text:span>, and calculated the fold-change. The windows with <text:span text:style-name="T15">Bonferroni adjusted </text:span><text:span text:style-name="T7">p-</text:span><text:span text:style-name="T15">value &lt; </text:span>0.01 and fold-change &gt; <text:span text:style-name="T13">2</text:span> were merged and shown as a red box in the <text:span text:style-name="T13">RNAmap</text:span>.</text:p>
      <text:p text:style-name="P1"/>
      <text:p text:style-name="P7">Reference</text:p>
      <text:section text:style-name="Sect1" text:name="ADDIN Mendeley Bibliography CSL_BIBLIOGRAPHY  RNDHsWnHrByl6">
        <text:p text:style-name="P8">1.<text:tab/>Busch, A. &amp; Br, M. iCLIP data analysis : A complete pipeline from sequencing reads to RBP binding sites. 0–1</text:p>
        <text:p text:style-name="P8">2.<text:tab/>Roehr, J. T., Dieterich, C. &amp; Reinert, K. Flexbar 3.0 - SIMD and multicore parallelization. <text:span text:style-name="T6">Bioinformatics</text:span> <text:span text:style-name="T8">33,</text:span> 2941–2942 (2017).</text:p>
        <text:p text:style-name="P8">3.<text:tab/>Dobin, A. <text:span text:style-name="T6">et al.</text:span> STAR: Ultrafast universal RNA-seq aligner. <text:span text:style-name="T6">Bioinformatics</text:span> <text:span text:style-name="T8">29,</text:span> 15–21 (2013).</text:p>
        <text:p text:style-name="P8">4.<text:tab/>Smith, T., Heger, A. &amp; Sudbery, I. UMI-tools: Modeling sequencing errors in Unique Molecular Identifiers to improve quantification accuracy. <text:span text:style-name="T6">Genome Res.</text:span> <text:span text:style-name="T8">27,</text:span> 491–499 (2017).</text:p>
        <text:p text:style-name="P8">5.<text:tab/>Quinlan, A. R. <text:span text:style-name="T6">BEDTools: The Swiss-Army tool for genome feature analysis</text:span>. <text:span text:style-name="T6">Current Protocols in Bioinformatics</text:span> <text:span text:style-name="T8">2014,</text:span> (2014).</text:p>
        <text:p text:style-name="P8">6.<text:tab/>Krakau, S., Richard, H. &amp; Marsico, A. PureCLIP: Capturing target-specific protein-RNA interaction footprints from single-nucleotide CLIP-seq data. <text:span text:style-name="T6">Genome Biol.</text:span> <text:span text:style-name="T8">18,</text:span> 1–17 (2017).</text:p>
        <text:p text:style-name="P5">7.<text:tab/>Zarnack, K. <text:span text:style-name="T6">et al.</text:span> Direct competition between hnRNP C and U2AF65 protects the transcriptome from the exonization of Alu elements. <text:span text:style-name="T6">Cell</text:span> <text:span text:style-name="T8">152,</text:span> 453–466 (201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3:14:20</meta:creation-date>
    <dc:language>en-US</dc:language>
    <dc:date>2019-12-06T15:39:26.364805818</dc:date>
    <meta:editing-cycles>52</meta:editing-cycles>
    <meta:editing-duration>PT2H32M57S</meta:editing-duration>
    <meta:generator>LibreOffice/5.1.6.2$Linux_X86_64 LibreOffice_project/10m0$Build-2</meta:generator>
    <meta:document-statistic meta:table-count="0" meta:image-count="0" meta:object-count="0" meta:page-count="1" meta:paragraph-count="12" meta:word-count="408" meta:character-count="2557" meta:non-whitespace-character-count="2165"/>
    <meta:user-defined meta:name="Mendeley Citation Style_1">http://www.zotero.org/styles/nature</meta:user-defined>
    <meta:user-defined meta:name="Mendeley Document_1">True</meta:user-defined>
    <meta:user-defined meta:name="Mendeley Unique User Id_1">eaa98993-bde7-38e2-b571-4774f3142e2c</meta:user-defined>
  </office:meta>
</office:document-meta>
</file>